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Hacker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Listings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office:value-type="float" office:value="727" calcext:value-type="float">
            <text:p>727</text:p>
          </table:table-cell>
          <table:table-cell table:formula="of:=SUM([.C3:.E3])" office:value-type="float" office:value="1915" calcext:value-type="float">
            <text:p>1915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418" calcext:value-type="float">
            <text:p>41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SUM([.C4:.E4])"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formula="of:=SUM([.C5:.E5])"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SUM([.C6:.E6])"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181" calcext:value-type="float">
            <text:p>181</text:p>
          </table:table-cell>
          <table:table-cell table:formula="of:=SUM([.C7:.E7])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524" calcext:value-type="float">
            <text:p>524</text:p>
          </table:table-cell>
          <table:table-cell table:formula="of:=SUM([.C8:.E8])"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1639" calcext:value-type="float">
            <text:p>1639</text:p>
          </table:table-cell>
          <table:table-cell table:formula="of:=SUM([.C9:.E9])" office:value-type="float" office:value="1846" calcext:value-type="float">
            <text:p>184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99" calcext:value-type="float">
            <text:p>899</text:p>
          </table:table-cell>
          <table:table-cell table:formula="of:=SUM([.C10:.E10])" office:value-type="float" office:value="1034" calcext:value-type="float">
            <text:p>1034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888" calcext:value-type="float">
            <text:p>888</text:p>
          </table:table-cell>
          <table:table-cell table:formula="of:=SUM([.C11:.E11])"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formula="of:=SUM([.C12:.E12])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SUM([.C13:.E1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table:formula="of:=SUM([.C14:.E14])"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SUM([.C15:.E1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table:formula="of:=SUM([.C16:.E16])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Transportation/Stealth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formula="of:=SUM([.C17:.E17])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([.C18:.E18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SUM([.C19:.E1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SUM([.C20:.E2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formula="of:=SUM([.C21:.E2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([.C22:.E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[.C23:.E23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SUM([.C24:.E24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SUM([.C25:.E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Drugs – General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table:formula="of:=SUM([.C26:.E26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formula="of:=SUM([.C27:.E2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SUM([.C28:.E28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SUM([.C29:.E2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table:formula="of:=SUM([.C30:.E30])"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C31:.E31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([.C32:.E3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SUM([.C33:.E33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  <table:table-cell table:formula="of:=SUM([.C34:.E34])"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SUM([.C35:.E3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36:.E36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C37:.E37])"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Sheet1.B2:Sheet1.F3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2" loext:min-decimal-places="2" number:min-integer-digits="0"/>
    </number:number-style>
    <number:number-style style:name="N11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4:57:44.145638916</meta:creation-date>
    <dc:date>2020-08-11T23:12:31.374273391</dc:date>
    <meta:editing-duration>P2DT6H55M35S</meta:editing-duration>
    <meta:editing-cycles>2</meta:editing-cycles>
    <meta:generator>LibreOffice/6.4.4.2$Linux_X86_64 LibreOffice_project/40$Build-2</meta:generator>
    <meta:document-statistic meta:table-count="1" meta:cell-count="180" meta:object-count="0"/>
  </office:meta>
</office:document-meta>
</file>